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3.792cm" style:rel-column-width="14619*"/>
    </style:style>
    <style:style style:name="Table1.C" style:family="table-column">
      <style:table-column-properties style:column-width="8.511cm" style:rel-column-width="328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bb88e8" officeooo:paragraph-rsid="00bb88e8"/>
    </style:style>
    <style:style style:name="P15" style:family="paragraph" style:parent-style-name="Text_20_body">
      <style:text-properties officeooo:rsid="00bb88e8" officeooo:paragraph-rsid="00bb88e8"/>
    </style:style>
    <style:style style:name="P16" style:family="paragraph" style:parent-style-name="Text_20_body">
      <style:paragraph-properties fo:text-align="start" style:justify-single-word="false"/>
      <style:text-properties officeooo:rsid="00bb88e8" officeooo:paragraph-rsid="00bb88e8"/>
    </style:style>
    <style:style style:name="P17" style:family="paragraph" style:parent-style-name="Text_20_body">
      <style:text-properties officeooo:rsid="00c022fd" officeooo:paragraph-rsid="00c022fd"/>
    </style:style>
    <style:style style:name="P18" style:family="paragraph" style:parent-style-name="Text_20_body" style:list-style-name="L1">
      <style:text-properties officeooo:rsid="00c16b6b" officeooo:paragraph-rsid="00c16b6b"/>
    </style:style>
    <style:style style:name="P19" style:family="paragraph" style:parent-style-name="Text_20_body" style:list-style-name="L1">
      <style:text-properties officeooo:rsid="00c1e6a4" officeooo:paragraph-rsid="00c1e6a4"/>
    </style:style>
    <style:style style:name="P20" style:family="paragraph" style:parent-style-name="Text_20_body">
      <style:text-properties officeooo:rsid="00c16b6b" officeooo:paragraph-rsid="00c16b6b"/>
    </style:style>
    <style:style style:name="P21" style:family="paragraph" style:parent-style-name="Text_20_body" style:list-style-name="L2">
      <style:text-properties officeooo:rsid="00c440f8" officeooo:paragraph-rsid="00c440f8"/>
    </style:style>
    <style:style style:name="P22" style:family="paragraph" style:parent-style-name="Text_20_body" style:list-style-name="L2">
      <style:text-properties officeooo:rsid="00c512ba" officeooo:paragraph-rsid="00c512ba"/>
    </style:style>
    <style:style style:name="P23" style:family="paragraph" style:parent-style-name="Text_20_body" style:list-style-name="L2">
      <style:text-properties officeooo:rsid="00c74ef9" officeooo:paragraph-rsid="00c74ef9"/>
    </style:style>
    <style:style style:name="P24" style:family="paragraph" style:parent-style-name="Text_20_body" style:list-style-name="L2">
      <style:text-properties officeooo:rsid="01b0e6c3" officeooo:paragraph-rsid="01b0e6c3"/>
    </style:style>
    <style:style style:name="P25" style:family="paragraph" style:parent-style-name="Text_20_body">
      <style:text-properties officeooo:rsid="01b33d47" officeooo:paragraph-rsid="01b33d47"/>
    </style:style>
    <style:style style:name="P26" style:family="paragraph" style:parent-style-name="Text_20_body">
      <style:text-properties officeooo:rsid="00dcd4ff" officeooo:paragraph-rsid="0103618f"/>
    </style:style>
    <style:style style:name="P27" style:family="paragraph" style:parent-style-name="Text_20_body">
      <style:paragraph-properties fo:text-align="start" style:justify-single-word="false"/>
      <style:text-properties officeooo:rsid="00e331b6" officeooo:paragraph-rsid="00e331b6"/>
    </style:style>
    <style:style style:name="P28" style:family="paragraph" style:parent-style-name="Text_20_body">
      <style:text-properties officeooo:rsid="00e92bb6" officeooo:paragraph-rsid="00e92bb6"/>
    </style:style>
    <style:style style:name="P29" style:family="paragraph" style:parent-style-name="Text_20_body">
      <style:text-properties officeooo:rsid="00f420f2" officeooo:paragraph-rsid="00f420f2"/>
    </style:style>
    <style:style style:name="P30" style:family="paragraph" style:parent-style-name="Text_20_body">
      <style:text-properties officeooo:rsid="00f88d3f" officeooo:paragraph-rsid="00f88d3f"/>
    </style:style>
    <style:style style:name="P31" style:family="paragraph" style:parent-style-name="Text_20_body">
      <style:text-properties officeooo:rsid="0103618f" officeooo:paragraph-rsid="0103618f"/>
    </style:style>
    <style:style style:name="P32" style:family="paragraph" style:parent-style-name="Text_20_body">
      <style:text-properties officeooo:rsid="01057584" officeooo:paragraph-rsid="01057584"/>
    </style:style>
    <style:style style:name="P33" style:family="paragraph" style:parent-style-name="Text_20_body">
      <style:text-properties officeooo:rsid="0114791e" officeooo:paragraph-rsid="0114791e"/>
    </style:style>
    <style:style style:name="P34" style:family="paragraph" style:parent-style-name="Text_20_body">
      <style:text-properties officeooo:rsid="011655a7" officeooo:paragraph-rsid="011eb871"/>
    </style:style>
    <style:style style:name="P35" style:family="paragraph" style:parent-style-name="Text_20_body">
      <style:paragraph-properties fo:text-align="start" style:justify-single-word="false"/>
      <style:text-properties officeooo:rsid="011655a7" officeooo:paragraph-rsid="011eb871"/>
    </style:style>
    <style:style style:name="P36" style:family="paragraph" style:parent-style-name="Text_20_body">
      <style:paragraph-properties fo:text-align="start" style:justify-single-word="false"/>
      <style:text-properties officeooo:rsid="019bfd0f" officeooo:paragraph-rsid="019bfd0f"/>
    </style:style>
    <style:style style:name="P37" style:family="paragraph" style:parent-style-name="Text_20_body">
      <style:text-properties officeooo:rsid="0118e513" officeooo:paragraph-rsid="0118e513"/>
    </style:style>
    <style:style style:name="P38" style:family="paragraph" style:parent-style-name="Text_20_body">
      <style:text-properties officeooo:rsid="011ab2f4" officeooo:paragraph-rsid="011ab2f4"/>
    </style:style>
    <style:style style:name="P39" style:family="paragraph" style:parent-style-name="Text_20_body">
      <style:text-properties officeooo:rsid="0133b2a7" officeooo:paragraph-rsid="0133b2a7"/>
    </style:style>
    <style:style style:name="P40" style:family="paragraph" style:parent-style-name="Text_20_body">
      <style:text-properties officeooo:rsid="01379a50" officeooo:paragraph-rsid="01379a50"/>
    </style:style>
    <style:style style:name="P41" style:family="paragraph" style:parent-style-name="Text_20_body">
      <style:text-properties officeooo:rsid="013fc9e1" officeooo:paragraph-rsid="013fc9e1"/>
    </style:style>
    <style:style style:name="P42" style:family="paragraph" style:parent-style-name="Text_20_body">
      <style:text-properties officeooo:rsid="0152d0cb" officeooo:paragraph-rsid="0152d0cb"/>
    </style:style>
    <style:style style:name="P43" style:family="paragraph" style:parent-style-name="Text_20_body">
      <style:text-properties officeooo:rsid="01768646" officeooo:paragraph-rsid="01768646"/>
    </style:style>
    <style:style style:name="P44" style:family="paragraph" style:parent-style-name="Text_20_body">
      <style:text-properties officeooo:rsid="014e974a" officeooo:paragraph-rsid="014e974a"/>
    </style:style>
    <style:style style:name="P45" style:family="paragraph" style:parent-style-name="Text_20_body">
      <style:text-properties officeooo:rsid="013c97ec" officeooo:paragraph-rsid="013c97ec"/>
    </style:style>
    <style:style style:name="P46" style:family="paragraph" style:parent-style-name="Text_20_body">
      <style:text-properties officeooo:rsid="013e1f53" officeooo:paragraph-rsid="013e1f53"/>
    </style:style>
    <style:style style:name="P47" style:family="paragraph" style:parent-style-name="Text_20_body">
      <style:text-properties officeooo:rsid="014ce862" officeooo:paragraph-rsid="014ce862"/>
    </style:style>
    <style:style style:name="P48" style:family="paragraph" style:parent-style-name="Text_20_body">
      <style:text-properties officeooo:rsid="01598b62" officeooo:paragraph-rsid="01598b62"/>
    </style:style>
    <style:style style:name="P49" style:family="paragraph" style:parent-style-name="Text_20_body">
      <style:text-properties officeooo:rsid="015f6b15" officeooo:paragraph-rsid="015f6b15"/>
    </style:style>
    <style:style style:name="P50" style:family="paragraph" style:parent-style-name="Text_20_body">
      <style:text-properties officeooo:rsid="0155b7cb" officeooo:paragraph-rsid="0155b7cb"/>
    </style:style>
    <style:style style:name="P51" style:family="paragraph" style:parent-style-name="Text_20_body">
      <style:text-properties officeooo:rsid="01452d67" officeooo:paragraph-rsid="01452d67"/>
    </style:style>
    <style:style style:name="P52" style:family="paragraph" style:parent-style-name="Text_20_body">
      <style:text-properties officeooo:rsid="017617e6" officeooo:paragraph-rsid="017617e6"/>
    </style:style>
    <style:style style:name="P53" style:family="paragraph" style:parent-style-name="Text_20_body">
      <style:text-properties officeooo:rsid="017350ef" officeooo:paragraph-rsid="017350ef"/>
    </style:style>
    <style:style style:name="P54" style:family="paragraph" style:parent-style-name="Text_20_body">
      <style:text-properties officeooo:rsid="01820528" officeooo:paragraph-rsid="01820528"/>
    </style:style>
    <style:style style:name="P55" style:family="paragraph" style:parent-style-name="Text_20_body">
      <style:text-properties officeooo:rsid="010ed79e" officeooo:paragraph-rsid="01108935"/>
    </style:style>
    <style:style style:name="P56" style:family="paragraph" style:parent-style-name="Table_20_Contents">
      <style:paragraph-properties fo:text-align="center" style:justify-single-word="false"/>
      <style:text-properties fo:font-size="14pt" fo:font-weight="bold" officeooo:rsid="01985ef2" officeooo:paragraph-rsid="01985ef2" style:font-name-asian="Noto Sans CJK SC" style:font-size-asian="14pt" style:font-weight-asian="bold" style:font-name-complex="Noto Sans Devanagari1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4pt" fo:font-weight="bold" officeooo:rsid="01999af8" officeooo:paragraph-rsid="01999af8" style:font-name-asian="Noto Sans CJK SC" style:font-size-asian="14pt" style:font-weight-asian="bold" style:font-name-complex="Noto Sans Devanagari1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19c7db0" officeooo:paragraph-rsid="019c7db0" style:font-name-asian="Noto Sans CJK SC" style:font-size-asian="14pt" style:font-name-complex="Noto Sans Devanagari1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1aae886" officeooo:paragraph-rsid="01aae886" style:font-name-asian="Noto Sans CJK SC" style:font-size-asian="14pt" style:font-name-complex="Noto Sans Devanagar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fo:font-weight="bold" officeooo:rsid="019fff76" officeooo:paragraph-rsid="019fff76" style:font-name-asian="Noto Sans CJK SC" style:font-size-asian="14pt" style:font-weight-asian="bold" style:font-name-complex="Noto Sans Devanagari1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1a6fd4d" officeooo:paragraph-rsid="01a6fd4d" style:font-name-asian="Noto Sans CJK SC" style:font-size-asian="14pt" style:font-name-complex="Noto Sans Devanagari1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a74615" officeooo:paragraph-rsid="01a74615" style:font-name-asian="Noto Sans CJK SC" style:font-size-asian="14pt" style:font-name-complex="Noto Sans Devanagar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a52bc4" officeooo:paragraph-rsid="01a52bc4" style:font-name-asian="Noto Sans CJK SC" style:font-size-asian="14pt" style:font-name-complex="Noto Sans Devanagar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1a7be9a" officeooo:paragraph-rsid="01a7be9a" style:font-name-asian="Noto Sans CJK SC" style:font-size-asian="14pt" style:font-name-complex="Noto Sans Devanagar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fo:font-weight="bold" officeooo:rsid="01a10ab8" officeooo:paragraph-rsid="01a10ab8" style:font-name-asian="Noto Sans CJK SC" style:font-size-asian="14pt" style:font-weight-asian="bold" style:font-name-complex="Noto Sans Devanagari1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1a91572" officeooo:paragraph-rsid="01a91572" style:font-name-asian="Noto Sans CJK SC" style:font-size-asian="14pt" style:font-name-complex="Noto Sans Devanagari1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abfd28" officeooo:paragraph-rsid="01abfd28" style:font-name-asian="Noto Sans CJK SC" style:font-size-asian="14pt" style:font-name-complex="Noto Sans Devanagari1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1ad7178" officeooo:paragraph-rsid="01ad7178" style:font-name-asian="Noto Sans CJK SC" style:font-size-asian="14pt" style:font-name-complex="Noto Sans Devanagari1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1a8742c" officeooo:paragraph-rsid="01a8742c" style:font-name-asian="Noto Sans CJK SC" style:font-size-asian="14pt" style:font-name-complex="Noto Sans Devanagari1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style:font-name="Noto Serif"/>
    </style:style>
    <style:style style:name="T6" style:family="text">
      <style:text-properties style:font-name="Noto Serif" officeooo:rsid="00bab17f"/>
    </style:style>
    <style:style style:name="T7" style:family="text">
      <style:text-properties officeooo:rsid="00bb88e8"/>
    </style:style>
    <style:style style:name="T8" style:family="text">
      <style:text-properties officeooo:rsid="00bab17f"/>
    </style:style>
    <style:style style:name="T9" style:family="text">
      <style:text-properties officeooo:rsid="00bd8475"/>
    </style:style>
    <style:style style:name="T10" style:family="text">
      <style:text-properties officeooo:rsid="00be10e1"/>
    </style:style>
    <style:style style:name="T11" style:family="text">
      <style:text-properties officeooo:rsid="00bffbc0"/>
    </style:style>
    <style:style style:name="T12" style:family="text">
      <style:text-properties officeooo:rsid="00c2ec3e"/>
    </style:style>
    <style:style style:name="T13" style:family="text">
      <style:text-properties officeooo:rsid="00c32ffa"/>
    </style:style>
    <style:style style:name="T14" style:family="text">
      <style:text-properties officeooo:rsid="00c1e6a4"/>
    </style:style>
    <style:style style:name="T15" style:family="text">
      <style:text-properties officeooo:rsid="0165b5fe"/>
    </style:style>
    <style:style style:name="T16" style:family="text">
      <style:text-properties officeooo:rsid="00c8f285"/>
    </style:style>
    <style:style style:name="T17" style:family="text">
      <style:text-properties officeooo:rsid="00ca03f8"/>
    </style:style>
    <style:style style:name="T18" style:family="text">
      <style:text-properties officeooo:rsid="00d44d5b"/>
    </style:style>
    <style:style style:name="T19" style:family="text">
      <style:text-properties officeooo:rsid="00dbeb72"/>
    </style:style>
    <style:style style:name="T20" style:family="text">
      <style:text-properties officeooo:rsid="00e01cf4"/>
    </style:style>
    <style:style style:name="T21" style:family="text">
      <style:text-properties officeooo:rsid="00dd2d1f"/>
    </style:style>
    <style:style style:name="T22" style:family="text">
      <style:text-properties officeooo:rsid="00dea5b2"/>
    </style:style>
    <style:style style:name="T23" style:family="text">
      <style:text-properties officeooo:rsid="00def491"/>
    </style:style>
    <style:style style:name="T24" style:family="text">
      <style:text-properties officeooo:rsid="00f65965"/>
    </style:style>
    <style:style style:name="T25" style:family="text">
      <style:text-properties officeooo:rsid="0103618f"/>
    </style:style>
    <style:style style:name="T26" style:family="text">
      <style:text-properties officeooo:rsid="00def5ac"/>
    </style:style>
    <style:style style:name="T27" style:family="text">
      <style:text-properties officeooo:rsid="00e1d1a7"/>
    </style:style>
    <style:style style:name="T28" style:family="text">
      <style:text-properties officeooo:rsid="00e331b6"/>
    </style:style>
    <style:style style:name="T29" style:family="text">
      <style:text-properties officeooo:rsid="00e76d7b"/>
    </style:style>
    <style:style style:name="T30" style:family="text">
      <style:text-properties officeooo:rsid="01b65618"/>
    </style:style>
    <style:style style:name="T31" style:family="text">
      <style:text-properties officeooo:rsid="00eb5462"/>
    </style:style>
    <style:style style:name="T32" style:family="text">
      <style:text-properties officeooo:rsid="00ee9785"/>
    </style:style>
    <style:style style:name="T33" style:family="text">
      <style:text-properties officeooo:rsid="01b67a93"/>
    </style:style>
    <style:style style:name="T34" style:family="text">
      <style:text-properties officeooo:rsid="00f044f4"/>
    </style:style>
    <style:style style:name="T35" style:family="text">
      <style:text-properties officeooo:rsid="00f3bac8"/>
    </style:style>
    <style:style style:name="T36" style:family="text">
      <style:text-properties officeooo:rsid="00f79e79"/>
    </style:style>
    <style:style style:name="T37" style:family="text">
      <style:text-properties officeooo:rsid="01b95dab"/>
    </style:style>
    <style:style style:name="T38" style:family="text">
      <style:text-properties officeooo:rsid="00fbeff9"/>
    </style:style>
    <style:style style:name="T39" style:family="text">
      <style:text-properties officeooo:rsid="0100f658"/>
    </style:style>
    <style:style style:name="T40" style:family="text">
      <style:text-properties officeooo:rsid="01023e35"/>
    </style:style>
    <style:style style:name="T41" style:family="text">
      <style:text-properties officeooo:rsid="010553ab"/>
    </style:style>
    <style:style style:name="T42" style:family="text">
      <style:text-properties officeooo:rsid="010644e1"/>
    </style:style>
    <style:style style:name="T43" style:family="text">
      <style:text-properties officeooo:rsid="010dcd6c"/>
    </style:style>
    <style:style style:name="T44" style:family="text">
      <style:text-properties officeooo:rsid="011642d6"/>
    </style:style>
    <style:style style:name="T45" style:family="text">
      <style:text-properties officeooo:rsid="01164351"/>
    </style:style>
    <style:style style:name="T46" style:family="text">
      <style:text-properties officeooo:rsid="01165303"/>
    </style:style>
    <style:style style:name="T47" style:family="text">
      <style:text-properties officeooo:rsid="0134e82d"/>
    </style:style>
    <style:style style:name="T48" style:family="text">
      <style:text-properties officeooo:rsid="015098b7"/>
    </style:style>
    <style:style style:name="T49" style:family="text">
      <style:text-properties officeooo:rsid="011eb871"/>
    </style:style>
    <style:style style:name="T50" style:family="text">
      <style:text-properties officeooo:rsid="012523bf"/>
    </style:style>
    <style:style style:name="T51" style:family="text">
      <style:text-properties officeooo:rsid="012bd6cb"/>
    </style:style>
    <style:style style:name="T52" style:family="text">
      <style:text-properties officeooo:rsid="0117db87"/>
    </style:style>
    <style:style style:name="T53" style:family="text">
      <style:text-properties officeooo:rsid="011806e5"/>
    </style:style>
    <style:style style:name="T54" style:family="text">
      <style:text-properties officeooo:rsid="019bfd0f"/>
    </style:style>
    <style:style style:name="T55" style:family="text">
      <style:text-properties officeooo:rsid="011e5219"/>
    </style:style>
    <style:style style:name="T56" style:family="text">
      <style:text-properties officeooo:rsid="012839e7"/>
    </style:style>
    <style:style style:name="T57" style:family="text">
      <style:text-properties officeooo:rsid="012d3e02"/>
    </style:style>
    <style:style style:name="T58" style:family="text">
      <style:text-properties officeooo:rsid="01bdfda7"/>
    </style:style>
    <style:style style:name="T59" style:family="text">
      <style:text-properties officeooo:rsid="0138ddb2"/>
    </style:style>
    <style:style style:name="T60" style:family="text">
      <style:text-properties officeooo:rsid="0139d3e5"/>
    </style:style>
    <style:style style:name="T61" style:family="text">
      <style:text-properties officeooo:rsid="013fd1a6"/>
    </style:style>
    <style:style style:name="T62" style:family="text">
      <style:text-properties officeooo:rsid="01546c01"/>
    </style:style>
    <style:style style:name="T63" style:family="text">
      <style:text-properties officeooo:rsid="0154c273"/>
    </style:style>
    <style:style style:name="T64" style:family="text">
      <style:text-properties officeooo:rsid="01784d09"/>
    </style:style>
    <style:style style:name="T65" style:family="text">
      <style:text-properties officeooo:rsid="0179c7b7"/>
    </style:style>
    <style:style style:name="T66" style:family="text">
      <style:text-properties officeooo:rsid="017b32d0"/>
    </style:style>
    <style:style style:name="T67" style:family="text">
      <style:text-properties officeooo:rsid="01504afa"/>
    </style:style>
    <style:style style:name="T68" style:family="text">
      <style:text-properties officeooo:rsid="013fc9e1"/>
    </style:style>
    <style:style style:name="T69" style:family="text">
      <style:text-properties officeooo:rsid="01491903"/>
    </style:style>
    <style:style style:name="T70" style:family="text">
      <style:text-properties officeooo:rsid="01421dc0"/>
    </style:style>
    <style:style style:name="T71" style:family="text">
      <style:text-properties officeooo:rsid="014b3b7e"/>
    </style:style>
    <style:style style:name="T72" style:family="text">
      <style:text-properties officeooo:rsid="014e0b3e"/>
    </style:style>
    <style:style style:name="T73" style:family="text">
      <style:text-properties officeooo:rsid="0155b7cb"/>
    </style:style>
    <style:style style:name="T74" style:family="text">
      <style:text-properties officeooo:rsid="01596365"/>
    </style:style>
    <style:style style:name="T75" style:family="text">
      <style:text-properties officeooo:rsid="015a01ce"/>
    </style:style>
    <style:style style:name="T76" style:family="text">
      <style:text-properties officeooo:rsid="015b5872"/>
    </style:style>
    <style:style style:name="T77" style:family="text">
      <style:text-properties officeooo:rsid="0186f133"/>
    </style:style>
    <style:style style:name="T78" style:family="text">
      <style:text-properties officeooo:rsid="01875005"/>
    </style:style>
    <style:style style:name="T79" style:family="text">
      <style:text-properties officeooo:rsid="01893df2"/>
    </style:style>
    <style:style style:name="T80" style:family="text">
      <style:text-properties officeooo:rsid="018b1e7d"/>
    </style:style>
    <style:style style:name="T81" style:family="text">
      <style:text-properties officeooo:rsid="015c9f85"/>
    </style:style>
    <style:style style:name="T82" style:family="text">
      <style:text-properties officeooo:rsid="015ddc17"/>
    </style:style>
    <style:style style:name="T83" style:family="text">
      <style:text-properties officeooo:rsid="016954a7"/>
    </style:style>
    <style:style style:name="T84" style:family="text">
      <style:text-properties officeooo:rsid="015f78a4"/>
    </style:style>
    <style:style style:name="T85" style:family="text">
      <style:text-properties officeooo:rsid="0161a271"/>
    </style:style>
    <style:style style:name="T86" style:family="text">
      <style:text-properties officeooo:rsid="0162de56"/>
    </style:style>
    <style:style style:name="T87" style:family="text">
      <style:text-properties officeooo:rsid="01601172"/>
    </style:style>
    <style:style style:name="T88" style:family="text">
      <style:text-properties officeooo:rsid="0164a8d3"/>
    </style:style>
    <style:style style:name="T89" style:family="text">
      <style:text-properties officeooo:rsid="01c05218"/>
    </style:style>
    <style:style style:name="T90" style:family="text">
      <style:text-properties officeooo:rsid="015808b4"/>
    </style:style>
    <style:style style:name="T91" style:family="text">
      <style:text-properties officeooo:rsid="010abb6c"/>
    </style:style>
    <style:style style:name="T92" style:family="text">
      <style:text-properties officeooo:rsid="010b4d18"/>
    </style:style>
    <style:style style:name="T93" style:family="text">
      <style:text-properties officeooo:rsid="01111214"/>
    </style:style>
    <style:style style:name="T94" style:family="text">
      <style:text-properties officeooo:rsid="0110bc85"/>
    </style:style>
    <style:style style:name="T95" style:family="text">
      <style:text-properties officeooo:rsid="016acb17"/>
    </style:style>
    <style:style style:name="T96" style:family="text">
      <style:text-properties officeooo:rsid="016c8344"/>
    </style:style>
    <style:style style:name="T97" style:family="text">
      <style:text-properties officeooo:rsid="016e2154"/>
    </style:style>
    <style:style style:name="T98" style:family="text">
      <style:text-properties fo:font-style="italic" officeooo:rsid="016e2154" style:font-style-asian="italic" style:font-style-complex="italic"/>
    </style:style>
    <style:style style:name="T99" style:family="text">
      <style:text-properties officeooo:rsid="016fc482"/>
    </style:style>
    <style:style style:name="T100" style:family="text">
      <style:text-properties officeooo:rsid="0171af9b"/>
    </style:style>
    <style:style style:name="T101" style:family="text">
      <style:text-properties officeooo:rsid="017617e6"/>
    </style:style>
    <style:style style:name="T102" style:family="text">
      <style:text-properties officeooo:rsid="0174315e"/>
    </style:style>
    <style:style style:name="T103" style:family="text">
      <style:text-properties officeooo:rsid="01749dea"/>
    </style:style>
    <style:style style:name="T104" style:family="text">
      <style:text-properties officeooo:rsid="01801b2a"/>
    </style:style>
    <style:style style:name="T105" style:family="text">
      <style:text-properties officeooo:rsid="01853039"/>
    </style:style>
    <style:style style:name="T106" style:family="text">
      <style:text-properties officeooo:rsid="018f454d"/>
    </style:style>
    <style:style style:name="T107" style:family="text">
      <style:text-properties officeooo:rsid="018bfec8"/>
    </style:style>
    <style:style style:name="T108" style:family="text">
      <style:text-properties officeooo:rsid="01911c45"/>
    </style:style>
    <style:style style:name="T109" style:family="text">
      <style:text-properties officeooo:rsid="018dd1cf"/>
    </style:style>
    <style:style style:name="T110" style:family="text">
      <style:text-properties officeooo:rsid="0190d7b7"/>
    </style:style>
    <style:style style:name="T111" style:family="text">
      <style:text-properties officeooo:rsid="0112e213"/>
    </style:style>
    <style:style style:name="T112" style:family="text">
      <style:text-properties officeooo:rsid="0193048a"/>
    </style:style>
    <style:style style:name="T113" style:family="text">
      <style:text-properties officeooo:rsid="01abfd2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<text:span text:style-name="T5">1. </text:span><text:span text:style-name="T6">Техническое задание</text:span></text:h>
      <text:h text:style-name="P14" text:outline-level="3">1.1. Общие требования</text:h>
      <text:p text:style-name="P15">Необходимо разработать консольную программу на C++ с использованием функций ООП для операционных систем Windows и/или GNU/Linux. Программа должна симулировать фэнтезийное подземелье с комнатами, в которых должны быть предметы и существа. Все существа, кроме персонажа игрока, должны действовать автономно, персонаж игрока же должен управляться через текстовые команды.</text:p>
      <text:h text:style-name="Heading_20_3" text:outline-level="3">1.<text:span text:style-name="T7">2</text:span>. <text:span text:style-name="T8">Требования к интерфейсу программы</text:span></text:h>
      <text:p text:style-name="P16">1.2.1. Интерфейс должен использовать только текст, <text:span text:style-name="T9">читая его из стандартного ввода и выводя в стандартный вывод</text:span>. Интерфейс должен полностью (или преимущественно) использовать русский язык. Интерфейс должен <text:span text:style-name="T10">уметь обрабатывать некорректные команды пользователя, выводя соответствующие </text:span><text:span text:style-name="T11">ошибки, но не прекращая работу программы.</text:span></text:p>
      <text:p text:style-name="P17">1.2.2. Интерфейс должен предоставлять пользователю следующие команды для общего взаимодействия с программой и <text:span text:style-name="T12">получени</text:span><text:span text:style-name="T13">я</text:span><text:span text:style-name="T12"> информации об игровом мире</text:span>:</text:p>
      <text:list text:style-name="L1">
        <text:list-item>
          <text:p text:style-name="P18">room — получение информации о комнате, где находится персонаж игрока. Информация должна содержать в себе перечисление предметов и существ, находящихся в данной комнате</text:p>
        </text:list-item>
        <text:list-item>
          <text:p text:style-name="P18">me — получение информации о <text:span text:style-name="T14">персонаже игрока. Информация должна содержать в себе все параметры персонажа как существа (см.п.</text:span><text:span text:style-name="T15">1.5.1</text:span><text:span text:style-name="T14">)</text:span></text:p>
        </text:list-item>
        <text:list-item>
          <text:p text:style-name="P19">help — получение помощи по доступным командам</text:p>
        </text:list-item>
        <text:list-item>
          <text:p text:style-name="P19">quit — выход из приложения</text:p>
        </text:list-item>
      </text:list>
      <text:p text:style-name="P20">1.2.3. Интерфейс должен предоставлять пользователю следующие команды для управления персонажем:</text:p>
      <text:list text:style-name="L2">
        <text:list-item>
          <text:p text:style-name="P21">take [номер предмета] — взятие предмета из инвентаря комнаты и добавление его в инвентарь персонажа</text:p>
        </text:list-item>
        <text:list-item>
          <text:p text:style-name="P22">use [номер предмета] — использование предмета из инвентаря персонажа</text:p>
        </text:list-item>
        <text:list-item>
          <text:p text:style-name="P23">attack [<text:span text:style-name="T16">цель] — атака другого существа основным </text:span><text:span text:style-name="T17">оружием</text:span></text:p>
        </text:list-item>
        <text:list-item>
          <text:p text:style-name="P24"><text:soft-page-break/>go [r/t/l/b] — переметиться в соседнюю комнату справа​/сверху/слева/снизу</text:p>
        </text:list-item>
      </text:list>
      <text:p text:style-name="P25">Каждую из команд можно сокращать до первой буквы в целях краткости</text:p>
      <text:h text:style-name="Heading_20_3" text:outline-level="3">1.<text:span text:style-name="T18">3. </text:span><text:span text:style-name="T19">Требования к подземелью</text:span></text:h>
      <text:p text:style-name="P26"><text:span text:style-name="T20">1.3.1. </text:span>Подземелье должно состоять из комнат, комнаты должны быть расположены по квадратной сетке. Размеры сетки <text:span text:style-name="T21">могут быть заданы в самой программе. </text:span><text:span text:style-name="T22">Считается, что если две комнаты расположены на сетке по соседству, то они соединены друг с другом </text:span><text:span text:style-name="T23">(</text:span><text:span text:style-name="T24">расположение по </text:span><text:span text:style-name="T23">диагонали не </text:span><text:span text:style-name="T24">считается за расположение «по соседству»</text:span><text:span text:style-name="T23">)</text:span></text:p>
      <text:p text:style-name="P26"><text:span text:style-name="T25">1.3.2.</text:span><text:span text:style-name="T26">Начальная комната </text:span><text:span text:style-name="T27">должна быть расположена в центре </text:span><text:span text:style-name="T28">сетки. </text:span><text:span text:style-name="T25">В начальной комнате должен находиться только персонаж игрока и не должны находиться никакие другие существа.</text:span></text:p>
      <text:p text:style-name="P27">1.3.<text:span text:style-name="T25">3</text:span>. У каждой комнаты должен быть <text:span text:style-name="T29">численный </text:span>уровень опасности, <text:span text:style-name="T30">зависящий от расстояния комнаты до начальной комнаты, расстояние должно считаться как сумма расстояний по x и y. Уровень опасности должен являться действительным числом от 0 до 1</text:span></text:p>
      <text:p text:style-name="P28">1.3.<text:span text:style-name="T25">4</text:span>. <text:span text:style-name="T31">Расположение комнат должно генерироваться случайн</text:span><text:span text:style-name="T32">ым образом в начале работы программы </text:span><text:span text:style-name="T33">по алгоритму Прима</text:span><text:span text:style-name="T32">. </text:span><text:span text:style-name="T34">Не в каждой ячейке сетки обязательно должна быть комната, </text:span><text:span text:style-name="T35">однако все комнаты </text:span><text:span text:style-name="T36">обязательно </text:span><text:span text:style-name="T35">должны быть соединены со стартовой комнатой (напрямую или через другие комнаты)</text:span></text:p>
      <text:p text:style-name="P29">1.3.<text:span text:style-name="T25">5</text:span>. <text:span text:style-name="T37">Комнаты, находящиеся на краю сетки, и имеющие только одно соединение с другими комнатами, считаются выходами из подземелья</text:span></text:p>
      <text:h text:style-name="Heading_20_3" text:outline-level="3">1.4. Требования к комнатам</text:h>
      <text:p text:style-name="P30">1.4.1. <text:span text:style-name="T38">В каждой комнате могут быть существа и/или предметы. </text:span><text:span text:style-name="T39">Комната должна давать возможность получать информацию о себе </text:span><text:span text:style-name="T40">всем </text:span><text:span text:style-name="T39">существам, находящимся в ней.</text:span></text:p>
      <text:p text:style-name="P31">1.4.2. Содержимое комнаты (предметы и существа) <text:span text:style-name="T41">должны генерироваться случайно в начале работы программы. Количество и ценность предметов, а также количество и сила существ в комнате должны напрямую зависеть от уровня опасности комнаты.</text:span></text:p>
      <text:p text:style-name="P32">1.4.3. <text:span text:style-name="T42">Комната должна иметь от одной до четырёх связей с </text:span><text:span text:style-name="T43">другими</text:span><text:span text:style-name="T42"> комнатами.</text:span></text:p>
      <text:h text:style-name="Heading_20_3" text:outline-level="3"><text:soft-page-break/>1.5. Требования к существам</text:h>
      <text:p text:style-name="P33">1.5.1. Каждое существо должно иметь следующие параметры: <text:span text:style-name="T44">текущее здоровье (</text:span><text:span text:style-name="T45">натуральное </text:span><text:span text:style-name="T44">число), максимальное здоровье (</text:span><text:span text:style-name="T45">натуральное </text:span><text:span text:style-name="T44">число), </text:span><text:span text:style-name="T45">показатель ловкости и показатель силы (целое число), </text:span><text:span text:style-name="T46">оружие (предмет) и доспехи (предмет), </text:span><text:span text:style-name="T47">инвентарь (список предметов), </text:span><text:span text:style-name="T48">название (строка).</text:span></text:p>
      <text:p text:style-name="P34">1.5.2. Каждое существо должно совершать не более одного действия за игровой раунд.</text:p>
      <text:p text:style-name="P35"><text:span text:style-name="T49">1.5.3. </text:span><text:span text:style-name="T50">Каждому существу необходимо реализовать следующие действия: </text:span><text:span text:style-name="T51">атака,</text:span> использование предмета, <text:span text:style-name="T52">перемещение предмета </text:span><text:span text:style-name="T53">из инвентаря комнаты в собственный инвентарь.</text:span></text:p>
      <text:p text:style-name="P36">1.5.4. Должен быть предусмотрен особый тип существа: персонаж игрока. Действия данного существа должны определяться игроком, а не заранее вложенной логикой.</text:p>
      <text:p text:style-name="P37">1.5.<text:span text:style-name="T54">5</text:span>. <text:span text:style-name="T55">Ни одно существо, кроме </text:span><text:span text:style-name="T56">персонажа игрока, не должно перемещаться между комнатами или забирать предметы из инвентаря комнаты в собственный инвентарь.</text:span></text:p>
      <text:p text:style-name="P38">1.5.<text:span text:style-name="T54">6</text:span>. <text:span text:style-name="T57">Существо может атаковать только существ, которые находятся вместе с ним в одной комнате.</text:span></text:p>
      <text:p text:style-name="P39">1.5.<text:span text:style-name="T54">7</text:span>. Существо <text:span text:style-name="T58">(в частности, персонаж игрока)</text:span> должно иметь доспех по умолчанию (Например, чешуя) и оружие по умолчанию (Например, кулаки). Существо должно использовать их для защиты и атаки, если у него не экипированы доспехи и/или оружие.</text:p>
      <text:p text:style-name="P40">1.5.<text:span text:style-name="T54">8</text:span>. <text:span text:style-name="T59">Экипированное оружие и доспехи (Если они не являются оружием/доспехами по умолчанию) обязаны находиться в инвентаре существа </text:span><text:span text:style-name="T60">как предмет.</text:span></text:p>
      <text:p text:style-name="P41">1.5.<text:span text:style-name="T54">9</text:span>. <text:span text:style-name="T61">Перед экипированием </text:span>нового оружия​/доспеха, старое оружие/доспех должно сниматься.</text:p>
      <text:p text:style-name="P42">1.5.<text:span text:style-name="T54">10</text:span>. Каждое существо в любой момент времени должно находиться в одной из комнат подземелья. Оно не может одновременно находиться в двух <text:span text:style-name="T62">и более</text:span> комнатах или не находиться н<text:span text:style-name="T63">и</text:span> в одной.</text:p>
      <text:p text:style-name="P43">1.5.<text:span text:style-name="T54">11</text:span>. Если здоровье существа опускается до нуля, то оно <text:span text:style-name="T64">умирает. Все предметы из инвентаря существа должны переместиться в инвентарь комнаты. </text:span><text:span text:style-name="T65">Существо должно быть удалено из </text:span><text:span text:style-name="T66">списка существ в данной комнате в конце раунда.</text:span></text:p>
      <text:h text:style-name="Heading_20_3" text:outline-level="3"><text:soft-page-break/>1.6. Требования к предметам</text:h>
      <text:p text:style-name="P44">1.6.1. У каждого предмета должно быть короткое название.</text:p>
      <text:p text:style-name="P45">1.6.<text:span text:style-name="T67">2</text:span>. У каждого предмета должна быть предусмотрена возможность использования.</text:p>
      <text:p text:style-name="P46">1.6.<text:span text:style-name="T67">3</text:span>. <text:span text:style-name="T68">В ходе использования предмет </text:span><text:span text:style-name="T69">должен иметь возможность </text:span><text:span text:style-name="T70">всячески взаимодействовать с существами, комнатами и </text:span><text:span text:style-name="T71">другими </text:span><text:span text:style-name="T70">предметами, находящимися в подземелье.</text:span></text:p>
      <text:p text:style-name="P47">1.6.<text:span text:style-name="T67">4</text:span>. Отдельные характеристики предмета могут генерироваться <text:span text:style-name="T72">случайно</text:span> в момент начала работы программы или в момент использования предмета. Например, зелье лечения может восстанавливать случайное количество единиц здоровья.</text:p>
      <text:p text:style-name="P44">1.6.<text:span text:style-name="T67">5</text:span>. Необходимо предусмотреть особый тип предмета: <text:span text:style-name="T73">доспехи. </text:span><text:span text:style-name="T74">Данный тип предмета должен обладать особым параметром: коэффицентом защиты (натуральное число). </text:span><text:span text:style-name="T75">При использовании существом, данный предмет должен экипироваться в слот доспехов существа.</text:span></text:p>
      <text:p text:style-name="P48">1.6.6. <text:span text:style-name="T75">Необходимо предусмотреть особый тип предмета: оружие. </text:span><text:span text:style-name="T76">Данный тип предмета должен обладать особым</text:span><text:span text:style-name="T77">и</text:span><text:span text:style-name="T76"> параметр</text:span><text:span text:style-name="T77">ами</text:span><text:span text:style-name="T76">: кубиком </text:span><text:span text:style-name="T77">попадания и кубиком урона</text:span><text:span text:style-name="T76"> (</text:span><text:span text:style-name="T78">оба - </text:span><text:span text:style-name="T76">натуральн</text:span><text:span text:style-name="T79">ые</text:span><text:span text:style-name="T76"> числ</text:span><text:span text:style-name="T80">а</text:span><text:span text:style-name="T76">, обозначающее количество граней кубика). </text:span><text:span text:style-name="T81">При использовании существом, данный предмет должен экипироваться в слот оружия существа </text:span><text:span text:style-name="T82">(Использование и атака — два разных действия. Оружие атакует только при действии типа «атака», </text:span><text:span text:style-name="T83">а не «использование»</text:span><text:span text:style-name="T82">)</text:span></text:p>
      <text:p text:style-name="P49">1.6.7. Необходимо предусмотреть особый тип предмета: магические доспехи. <text:span text:style-name="T84">Данный предмет </text:span><text:span text:style-name="T85">объед</text:span><text:span text:style-name="T86">и</text:span><text:span text:style-name="T85">няет</text:span><text:span text:style-name="T84"> в себе параметры доспехов и оружия. </text:span><text:span text:style-name="T87">При использовании данный предмет занимает и слот доспехов, и слот оружия существа.</text:span></text:p>
      <text:p text:style-name="P50">1.6.<text:span text:style-name="T88">8</text:span>. Каждый предмет должен находиться в одном из инвентарей, будь то инвентарь существа или комнаты. Предмет не может существовать вне чьего-то инвентаря или находиться в двух и<text:span text:style-name="T89">ли</text:span> более инвентарях <text:span text:style-name="T90">одновременно.</text:span></text:p>
      <text:h text:style-name="Heading_20_3" text:outline-level="3">1.7. Требования к <text:span text:style-name="T91">системе боя </text:span><text:span text:style-name="T92">и </text:span><text:span text:style-name="T93">к различным </text:span><text:span text:style-name="T92">взаимодействия</text:span><text:span text:style-name="T94">м</text:span></text:h>
      <text:p text:style-name="P51">1.7.1 <text:span text:style-name="T95">Необходимо предусмотреть систему ходов для подземелья и </text:span><text:span text:style-name="T96">комнат. </text:span><text:span text:style-name="T97">В ходе одного игрового </text:span><text:span text:style-name="T98">раунда</text:span><text:span text:style-name="T97"> </text:span><text:span text:style-name="T99">все существа в подземелье должны совершить по одному ходу. </text:span><text:span text:style-name="T100">Порядок ходов произвольный.</text:span></text:p>
      <text:p text:style-name="P52"><text:soft-page-break/>1.7.2. В целях оптимизации, можно обрабатывать ходы существ только в той комнате, в которой находится игрок.</text:p>
      <text:p text:style-name="P53">1.7.<text:span text:style-name="T101">3</text:span>. <text:span text:style-name="T102">Симуляция раунда должна происходить после того, как игрок выбрал, какое действие его персонаж </text:span><text:span text:style-name="T103">должен совершить </text:span><text:span text:style-name="T102">в этот самый раунд. </text:span><text:span text:style-name="T104">По окончании раунда игроку снова должна быть предоставлена возможность выбора.</text:span></text:p>
      <text:p text:style-name="P54">1.7.4. При совершении атаки по существу (цели), <text:span text:style-name="T105">атакующий кидает n-гранный кубик (</text:span><text:span text:style-name="T106">n </text:span><text:span text:style-name="T105">зависит от параметра используемого оружия), добавля</text:span><text:span text:style-name="T107">я к </text:span><text:span text:style-name="T108">результату</text:span><text:span text:style-name="T107"> свой модификатор ловкости. Если полученное значение равно или больше </text:span><text:span text:style-name="T109">коэффицента защиты доспехов цели, атака считается успешной. При успешной атаке </text:span><text:span text:style-name="T110">атакующий кидает k-гранный кубик (k зависит от параметра используемого оружия), добавляя к результату свой модификатор силы. Полученное значение отнимается от здоровья цели.</text:span></text:p>
      <text:p text:style-name="P55"><text:span text:style-name="T111">1</text:span>.<text:span text:style-name="T111">7</text:span>.<text:span text:style-name="T112">5</text:span>. Если персонаж игрока достигает комнаты с выходом, приложение должно прекращать работу.</text:p>
      <text:h text:style-name="Heading_20_1" text:outline-level="1">2. Отчёт по созданным классам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6">Класс</text:p>
          </table:table-cell>
          <table:table-cell table:style-name="Table1.A1" office:value-type="string">
            <text:p text:style-name="P56">Соответствие</text:p>
          </table:table-cell>
          <table:table-cell table:style-name="Table1.C1" office:value-type="string">
            <text:p text:style-name="P56">Объяснение</text:p>
          </table:table-cell>
        </table:table-row>
        <table:table-row>
          <table:table-cell table:style-name="Table1.A2" office:value-type="string">
            <text:p text:style-name="P57">Dungeon</text:p>
          </table:table-cell>
          <table:table-cell table:style-name="Table1.A2" office:value-type="string">
            <text:p text:style-name="P58">п.1.3</text:p>
          </table:table-cell>
          <table:table-cell table:style-name="Table1.C2" office:value-type="string">
            <text:p text:style-name="P59">Подземелье</text:p>
          </table:table-cell>
        </table:table-row>
        <table:table-row table:style-name="Table1.3">
          <table:table-cell table:style-name="Table1.A2" office:value-type="string">
            <text:p text:style-name="P60">Room</text:p>
          </table:table-cell>
          <table:table-cell table:style-name="Table1.A2" office:value-type="string">
            <text:p text:style-name="P61">п.1.4</text:p>
          </table:table-cell>
          <table:table-cell table:style-name="Table1.C2" office:value-type="string">
            <text:p text:style-name="P59">Комната в подземелье</text:p>
          </table:table-cell>
        </table:table-row>
        <table:table-row>
          <table:table-cell table:style-name="Table1.A2" office:value-type="string">
            <text:p text:style-name="P60">Creature</text:p>
          </table:table-cell>
          <table:table-cell table:style-name="Table1.A2" office:value-type="string">
            <text:p text:style-name="P62">п.1.5</text:p>
          </table:table-cell>
          <table:table-cell table:style-name="Table1.C2" office:value-type="string">
            <text:p text:style-name="P59">Существо</text:p>
          </table:table-cell>
        </table:table-row>
        <table:table-row>
          <table:table-cell table:style-name="Table1.A2" office:value-type="string">
            <text:p text:style-name="P60">PlayerCharacter</text:p>
          </table:table-cell>
          <table:table-cell table:style-name="Table1.A2" office:value-type="string">
            <text:p text:style-name="P63">п.1.5.4</text:p>
          </table:table-cell>
          <table:table-cell table:style-name="Table1.C2" office:value-type="string">
            <text:p text:style-name="P59">Персонаж игрока (<text:span text:style-name="T113">особый тип</text:span> существа)</text:p>
          </table:table-cell>
        </table:table-row>
        <table:table-row>
          <table:table-cell table:style-name="Table1.A2" office:value-type="string">
            <text:p text:style-name="P60">Item</text:p>
          </table:table-cell>
          <table:table-cell table:style-name="Table1.A2" office:value-type="string">
            <text:p text:style-name="P64">п.1.6</text:p>
          </table:table-cell>
          <table:table-cell table:style-name="Table1.C2" office:value-type="string">
            <text:p text:style-name="P59">Предмет</text:p>
          </table:table-cell>
        </table:table-row>
        <table:table-row>
          <table:table-cell table:style-name="Table1.A2" office:value-type="string">
            <text:p text:style-name="P65">Armor</text:p>
          </table:table-cell>
          <table:table-cell table:style-name="Table1.A2" office:value-type="string">
            <text:p text:style-name="P66">п.1.6.5</text:p>
          </table:table-cell>
          <table:table-cell table:style-name="Table1.C2" office:value-type="string">
            <text:p text:style-name="P67">Доспехи (особый тип предмета)</text:p>
          </table:table-cell>
        </table:table-row>
        <table:table-row>
          <table:table-cell table:style-name="Table1.A2" office:value-type="string">
            <text:p text:style-name="P65">Weapon</text:p>
          </table:table-cell>
          <table:table-cell table:style-name="Table1.A2" office:value-type="string">
            <text:p text:style-name="P66">п.1.6.6</text:p>
          </table:table-cell>
          <table:table-cell table:style-name="Table1.C2" office:value-type="string">
            <text:p text:style-name="P68">Оружие (особый тип предмета)</text:p>
          </table:table-cell>
        </table:table-row>
        <table:table-row>
          <table:table-cell table:style-name="Table1.A2" office:value-type="string">
            <text:p text:style-name="P65">MagicArmor</text:p>
          </table:table-cell>
          <table:table-cell table:style-name="Table1.A2" office:value-type="string">
            <text:p text:style-name="P69">п.1.6.7</text:p>
          </table:table-cell>
          <table:table-cell table:style-name="Table1.C2" office:value-type="string">
            <text:p text:style-name="P68">Магические доспехи (доспехи и оружие, одновременно. Особый тип предмета)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10-15T09:41:43.713546988</dc:date>
    <meta:editing-duration>PT7H53M24S</meta:editing-duration>
    <meta:editing-cycles>353</meta:editing-cycles>
    <meta:generator>LibreOffice/25.2.6.2$Linux_X86_64 LibreOffice_project/520$Build-2</meta:generator>
    <meta:document-statistic meta:table-count="1" meta:image-count="0" meta:object-count="0" meta:page-count="6" meta:paragraph-count="90" meta:word-count="1139" meta:character-count="8553" meta:non-whitespace-character-count="7434"/>
  </office:meta>
</office:document-meta>
</file>